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officeooo:rsid="000eaa94" officeooo:paragraph-rsid="000eaa94"/>
    </style:style>
    <style:style style:name="P2" style:family="paragraph" style:parent-style-name="Standard">
      <style:paragraph-properties fo:text-align="start" style:justify-single-word="false"/>
      <style:text-properties officeooo:rsid="000eaa94" officeooo:paragraph-rsid="000eaa94"/>
    </style:style>
    <style:style style:name="P3" style:family="paragraph" style:parent-style-name="Standard">
      <style:paragraph-properties fo:text-align="start" style:justify-single-word="false"/>
      <style:text-properties officeooo:rsid="000eaa94" officeooo:paragraph-rsid="004a61b8"/>
    </style:style>
    <style:style style:name="P4" style:family="paragraph" style:parent-style-name="Standard">
      <style:paragraph-properties fo:text-align="start" style:justify-single-word="false"/>
      <style:text-properties officeooo:rsid="001c1628" officeooo:paragraph-rsid="001c1628"/>
    </style:style>
    <style:style style:name="P5" style:family="paragraph" style:parent-style-name="Standard">
      <style:paragraph-properties fo:text-align="start" style:justify-single-word="false"/>
      <style:text-properties officeooo:rsid="00132d60" officeooo:paragraph-rsid="000eaa94"/>
    </style:style>
    <style:style style:name="P6" style:family="paragraph" style:parent-style-name="Standard">
      <style:paragraph-properties fo:text-align="start" style:justify-single-word="false"/>
      <style:text-properties officeooo:rsid="002b6cc7" officeooo:paragraph-rsid="002b6cc7"/>
    </style:style>
    <style:style style:name="P7" style:family="paragraph" style:parent-style-name="Standard">
      <style:paragraph-properties fo:text-align="start" style:justify-single-word="false"/>
      <style:text-properties officeooo:rsid="002b6cc7" officeooo:paragraph-rsid="002e6965"/>
    </style:style>
    <style:style style:name="P8" style:family="paragraph" style:parent-style-name="Standard">
      <style:paragraph-properties fo:text-align="center" style:justify-single-word="false" fo:break-before="page"/>
      <style:text-properties officeooo:rsid="002b6cc7" officeooo:paragraph-rsid="002b6cc7"/>
    </style:style>
    <style:style style:name="P9" style:family="paragraph" style:parent-style-name="Standard">
      <style:paragraph-properties fo:text-align="start" style:justify-single-word="false"/>
      <style:text-properties officeooo:rsid="000eaa94" officeooo:paragraph-rsid="004f4b96"/>
    </style:style>
    <style:style style:name="P10" style:family="paragraph" style:parent-style-name="Standard">
      <style:paragraph-properties fo:text-align="start" style:justify-single-word="false"/>
      <style:text-properties officeooo:rsid="000eaa94" officeooo:paragraph-rsid="005732d2"/>
    </style:style>
    <style:style style:name="T1" style:family="text">
      <style:text-properties officeooo:rsid="00115faf"/>
    </style:style>
    <style:style style:name="T2" style:family="text">
      <style:text-properties officeooo:rsid="00132d60"/>
    </style:style>
    <style:style style:name="T3" style:family="text">
      <style:text-properties officeooo:rsid="00195999"/>
    </style:style>
    <style:style style:name="T4" style:family="text">
      <style:text-properties officeooo:rsid="001e5606"/>
    </style:style>
    <style:style style:name="T5" style:family="text">
      <style:text-properties officeooo:rsid="0024da37"/>
    </style:style>
    <style:style style:name="T6" style:family="text">
      <style:text-properties officeooo:rsid="002f6c4d"/>
    </style:style>
    <style:style style:name="T7" style:family="text">
      <style:text-properties officeooo:rsid="004afd08"/>
    </style:style>
    <style:style style:name="T8" style:family="text">
      <style:text-properties officeooo:rsid="0054a62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ttista, Jude</text:p>
      <text:p text:style-name="P1">CO-350</text:p>
      <text:p text:style-name="P1">Dr. Measor</text:p>
      <text:p text:style-name="P1">Prompt 2 <text:span text:style-name="T1">(Specific)</text:span></text:p>
      <text:p text:style-name="P4"/>
      <text:p text:style-name="P4">Preface: <text:span text:style-name="T5">Dear Reader, </text:span>I understand <text:span text:style-name="T4">I have chosen a ridiculous conceit for this discussion. As someone whose previous employer’s core competency was essentially killing people, I believe it is worth discussing the ethical decisions surrounding the treatment of employees in an organization where human life is necessarily commoditized. I am certainly no Sir Terry Pratchett, but I hope to employ his metier of exploring challenging topics in a safely fictional context in order to discuss them with less emotional turmoil. I leave it to you to decide whether I have succeeded or merely descended into farce.</text:span></text:p>
      <text:p text:style-name="P2"/>
      <text:p text:style-name="P2"/>
      <text:p text:style-name="P5">Dr. Evil,</text:p>
      <text:p text:style-name="P2"><text:tab/><text:span text:style-name="T2">As per your request in our meeting on 3 Dec, I write to you in order to present a potential policy addressing your concerns regarding the autonomy of Henchmen within Evil, Inc. Before you reach for the hidden button to activate the trap door doubtlessly located beneath my office chair, consider that I am in a unique position to be of service to you in this matter. Since I am a Tier 3 Minion, you employ me in an interstitial strata, outranking Henchman but subordinate to your Lieutenants, giving me valuable perspectives on the concerns and needs of both groups. You hired me since my background in mathematics and statistics makes me a natural fit for organizational analysis. Couple this with my experience with military organization and I supply the expertise necessary to help bring Evil Inc.’s wetwork units in line with industry-standard best practices for military and paramilitary forces. As a fresh hire, while I lack the depth of insight into Evil Inc. possessed by veteran employees, I also have a etic perspective that may allow me to see past systemic institutional assumptions which create blind spots in organizational policy. As Admiral Grace Hopper said, “The most dangerous phrase in the language is ‘we’ve always done it this way’”. With organizations like Google abandoning their restrictions on being evil, Amazon and Walmart stealing and implementing Evil Inc.’s human resources policies, and the American government hiring away many of your most accomplished operators, your organization faces unprecedented competition in doing evil over the next decade. In order to maintain market leadership, Evil Inc. must evolve proactively, anticipating change rather than merely reacting to the changes in progress. </text:span></text:p>
      <text:p text:style-name="P3"><text:tab/><text:span text:style-name="T3">Your Lieutenants are concerned about retention rates for Henchmen within their sections. Due to mortality rates among Henchmen, Evil Inc. already has a significant recruitment burden. Losing veteran Henchmen to other employers risks creating an unsustainable drain on our institutional knowledge. Current Evil Inc. policies emphasize the completion of assigned missions with penalties for failure including docking of pay, liberty restriction, and summary execution. While my initial studies show these policies <text:s/>do tend to drive successful mission rates, I believe they contribute to potential long term organizational issues. The military disguises a similar ethos behind the misleading phrase “Mission first, people always.” The Big Lie it hides is the presumption that people are somehow distinguishable from the mission. Evil Inc. needs to embrace the idea that our people are our mission. If our personnel believe we are willing to sacrifice their welfare in the pursuit of corporate goals they inevitably see their own best interests as conflicting with those of Evil Inc. This creates what Dr. Kamesh Sankaran articulates as the tension between the individual and common goods in the 12 November installment of his renowned series of Core 350 lectures at my alma mater, Whitworth University. </text:span></text:p>
      <text:p text:style-name="P3"><text:tab/><text:span text:style-name="T7">Our front line supervisors also face a significant challenge keeping up morale in the face of Evil Inc.’s authoritarian leadership policies. The draconian strictures we currently enforce against any employee who violates company policy or fails to follow a direct order from a superior not only create </text:span><text:soft-page-break/><text:span text:style-name="T7">a discrepancy between the best interests of corporation and employee, but widen the gulf in agency between leadership and the led. While this does permit the company to exert unprecedented control over both personnel and operations, it also creates substantial discontent among both Minions and Henchmen as they find their self-determination largely negated as a condition of their employment. This tension between autonomy and control (Wyma, 109) further alienates the majority of our workforce.</text:span></text:p>
      <text:p text:style-name="P9"><text:span text:style-name="T3"><text:tab/>In order for Evil Inc. to remain an attractive place of employment for life-takers and bone-breakers we must formulate policy designed to resolve this tension by aligning both sets of goals. One way to do this is to follow Immanual Kant’s exhortation to treat people as ends in and of themselves, not simply as means to achieve a goal (Wyma, 30). We can implement this by replacing our current punishment-based motivation with a positive reinforcement system. By rewarding employees for accomplishing organizational goals, this preserves their essential dignity (Wyma, 31) and convinces them to align their own goals with those of the corporation. As positive reinforcement has been proven to be more motivating than punishment, we may also expect to see improved performance from our workforce in general. Best of all, our workforce will see their compliance as voluntary, giving them a stake in the organization’s success. We may also employ a centralized command, decentralized control structure during operations. Since arming someone and putting them in the field far from any locus of authority implicitly creates a policy-maker, Evil Inc. would do well to acknowledge this and profit from it. By explicitly ceding the autonomy most Henchmen have yet to realize they possess, we create the appearance of reasonableness even as we induce them to spend their lives on our behalf. In the end, Evil Inc. need not surrender its ambition, we must merely make those who serve believe that they have chosen to pursue our goals rather than being coerced into doing so.</text:span></text:p>
      <text:p text:style-name="P9"/>
      <text:p text:style-name="P9"><text:tab/><text:span text:style-name="T8">Sincerely,</text:span></text:p>
      <text:p text:style-name="P10"><text:tab/><text:span text:style-name="T8">Jude Battista</text:span></text:p>
      <text:p text:style-name="P10"><text:span text:style-name="T8"><text:tab/>Minion, Third Class.</text:span></text:p>
      <text:p text:style-name="P8">Works Cited</text:p>
      <text:p text:style-name="P6"/>
      <text:p text:style-name="P7">Wyma, <text:span text:style-name="T6">J., Sankaran, K., Le Roy, Michael K., Artime, M., Yoder, J., Scott, L., &amp; Campbell, E. (2019). Core 350 Reading Packet. <text:s/>Retrieved from https://blackboard.whitworth.edu/bbcswebdav/pid-334451-dt-content-rid-2851791_1/xid-2851791_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4T11:56:03.134611069</meta:creation-date>
    <dc:date>2019-12-10T03:37:12.315854086</dc:date>
    <meta:editing-duration>P1DT4H53M49S</meta:editing-duration>
    <meta:editing-cycles>45</meta:editing-cycles>
    <meta:generator>LibreOffice/6.0.7.3$Linux_X86_64 LibreOffice_project/00m0$Build-3</meta:generator>
    <meta:document-statistic meta:table-count="0" meta:image-count="0" meta:object-count="0" meta:page-count="3" meta:paragraph-count="15" meta:word-count="988" meta:character-count="6358" meta:non-whitespace-character-count="5374"/>
  </office:meta>
</office:document-meta>
</file>